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f1f1f1" style:font-name="Roboto" fo:font-size="10.5pt" fo:letter-spacing="normal" fo:font-style="normal" fo:font-weight="normal" fo:background-color="#0f0f0f"/>
    </style:style>
    <style:style style:name="T1"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My name is Joseph Malone.</text:p>
      <text:p text:style-name="P1">2. I have stated since 2005 that Malcolm X was killed for including whites.</text:p>
      <text:p text:style-name="P1">3. I have at the same time used this to teach African Americans that what they consider "reckless talk" from me is historically proven to win and is supported by whites more than blacks.</text:p>
      <text:p text:style-name="P1"/>
      <text:p text:style-name="P1">4. I said that racism was only used by by whites and that freemasons invented racism, use economics to divide, media to seduce, and drugs to dumb down. These are distractions from power.</text:p>
      <text:p text:style-name="P1"/>
      <text:p text:style-name="P1"/>
      <text:p text:style-name="P1">About this video:</text:p>
      <text:p text:style-name="P1"/>
      <text:p text:style-name="P1">Right message, wrong messenger. <text:span text:style-name="T1">SDJR speaks truth on many points. here is what we know is true:</text:span></text:p>
      <text:p text:style-name="P1"/>
      <text:p text:style-name="P1"/>
      <text:p text:style-name="P1">1. Positive messages often lead to attacks on popular black figures. </text:p>
      <text:p text:style-name="P1">2. Insincere blacks who claim unity but are not down for the cause (critically sharp observation Mr. Davis made).</text:p>
      <text:p text:style-name="P1"/>
      <text:p text:style-name="P1">3. That blacks independently come to those conclusions without researching past opinions rather they discover these truths through lived experience.</text:p>
      <text:p text:style-name="P1"/>
      <text:p text:style-name="P1">4. Unity as preached by modern or even past Pan-Africanists contradicts self-reliance. These people are confused and have blurry vision.</text:p>
      <text:p text:style-name="P1"/>
      <text:p text:style-name="P1">5. When unity means submit to a growing group of sellouts it is a trap, not liberation. "If you can't beat them, join them, then call it unity". I firmly believe unity is a ploy to destroy blacks by having sellouts create false groups that suppress black liberation all while claiming to enable it. </text:p>
      <text:p text:style-name="P1"/>
      <text:p text:style-name="P1">6. Every man woman and child from an early age (4 years old) should have instilled in them: Stay in school, graduate college and take the highest and most socially important jobs away from white supremacists, never do drugs, never join gangs, never associate with blacks who lead you down self destructive paths even if it is under the banner of unity. </text:p>
      <text:p text:style-name="P1"/>
      <text:p text:style-name="P1">Listen, do not judge, and ask questions. People who lie about being socially conscious never have an answer to direct lines of questioning. Never. They give orders and use guilt trips and emotional black mail but they never have conversations, they never are willingly to understand others, they only push bias. The moment you scrutinize what they are saying they disappear. If they cannot stand up to scrutiny them they are scam artists. An honest person is willingly to talk and uses transparency. Dishonest people want blind submission or they leave looking for easier prey. The minute they refuse to clearly state their intentions or what they are about is proof they are disloyal and are always going to be a problem unless contained and neutralized.</text:p>
      <text:p text:style-name="P1"/>
      <text:p text:style-name="P1"/>
      <text:p text:style-name="P1">What is concerning:</text:p>
      <text:p text:style-name="P1"/>
      <text:p text:style-name="P1">1. Sammy Davis Jr. is a member of the Temple of Set, a satanic church founded By Michael Aquino. Nothing good comes out of San Francisco due to this area long being under conspiratorial regimes that hold satanic belief values (Jim Jones, Silicon Valley, the poverty and ignorance prevalent in the Tenderloin District etc.)</text:p>
      <text:p text:style-name="P1"/>
      <text:p text:style-name="P1"/>
      <text:p text:style-name="P1">2. He essentially said X was killed for integration (acting like MLK Jr.) and King was killed for radical left politics (acting like Malcolm X for his anti war views). This is contradictory and does not prove one view is attacked and another protected. What he said was "they left their element". I could go into detail but it is nonsense. Either conspirators view something as sacred or not. Clearly integration under King was allowed as was segregation under Malcolm X. </text:p>
      <text:p text:style-name="P1"><text:soft-page-break/></text:p>
      <text:p text:style-name="P1"/>
      <text:p text:style-name="P1">3. They were not killed because of "style issues". They were killed because they were getting deeper in their philosophies and becoming more of a threat to the status quo. So the status quo killed them, then named streets and holidays after them to appease blacks and appear to be an ally. Anytime the masons assinate someone they build memorials and pay lip service to divert suspicion and hide their true nature. They do this ritualistically. </text:p>
      <text:p text:style-name="P1"/>
      <text:p text:style-name="P1"/>
      <text:p text:style-name="P1">Here <text:span text:style-name="T1">A few facts:</text:span></text:p>
      <text:p text:style-name="P1"/>
      <text:p text:style-name="P1">1. White freemasonry is the source of all human suffering. </text:p>
      <text:p text:style-name="P1">2. It is responsible for slavery, Jim Crow, Mass incarceration, Denial of education and job opportunities, and the invention of African American gangs.</text:p>
      <text:p text:style-name="P1"/>
      <text:p text:style-name="P1">3. Black freemasons are sellouts. They are proverbial "sambos" (correct usage of sellout according to "Uncle Tom's Cabin". They are the ones who work in the system to serve as the blackface of white oppressions. They are the sellouts who worked for C.I.A. and F.B.I. as informants through programs like CointelPro.</text:p>
      <text:p text:style-name="P1"/>
      <text:p text:style-name="P1">4. The majority of pro black rhetoric is delivered by these African Americans. They are paid in blood money.</text:p>
      <text:p text:style-name="P1"/>
      <text:p text:style-name="P1"/>
      <text:p text:style-name="P1">A few issues with unity:</text:p>
      <text:p text:style-name="P1"/>
      <text:p text:style-name="P1">1. The world is not controlled by the "united masses". This is propaganda.</text:p>
      <text:p text:style-name="P1">2. The world is controlled by a small ruling elite who regularly infight.</text:p>
      <text:p text:style-name="P1">3. Poor people are poor because they lack insight into a) what their priorities should be and b) how to achieve the correct objectives.</text:p>
      <text:p text:style-name="P1"/>
      <text:p text:style-name="P1">4. Unity is used by sellouts to demand that success only comes from unity, a unity that involves using misaligned politics and lifestyles that are counterproductive to African American success.</text:p>
      <text:p text:style-name="P1">5. Rich powerful elites do not rely on unity but rather strength of the individual, known as great man theory.</text:p>
      <text:p text:style-name="P1">6. Unity sounds nice but does not work. No group has ever had any measure of true cohesive unity.</text:p>
      <text:p text:style-name="P1">7. Since unity is impossible for any race to achieve it is a fools errand and impossible.</text:p>
      <text:p text:style-name="P1">8. Making the impossible a core focus and requirement for success ensures defeat.</text:p>
      <text:p text:style-name="P1">9. Whites do not win because they work together under the banner of unity. </text:p>
      <text:p text:style-name="P1">10. Example Democrats and Republicans; never could you find a greater divide in the white race.</text:p>
      <text:p text:style-name="P1">11. Whites are divided over every issue and political opinion. They never seek unity not promote it. And they win as a result.</text:p>
      <text:p text:style-name="P1"/>
      <text:p text:style-name="P1">12. Sellouts betray noble causes, then preach unity. This is a trap to force African Americans into joining groups that are worthless. Unity will not save African Americans. Unity states that there is power in the many but htis is false.</text:p>
      <text:p text:style-name="P1"/>
      <text:p text:style-name="P1">13. The harsh truth: success comes from self reliance. From education that opens doors. From opening doors to build black corporations that compete directly with illuminati corporations to steal market share.</text:p>
      <text:p text:style-name="P1"/>
      <text:p text:style-name="P1">14. My message is simple: Unity is a lie and a trap by sellouts. You can succeed with your own god given talent without help from anyone. Nobody needs anybody. Unity claims otherwise to breed poor work ethic and lack of ambition. </text:p>
      <text:p text:style-name="P1"/>
      <text:p text:style-name="P1"/>
      <text:p text:style-name="P1">Solutions:</text:p>
      <text:p text:style-name="P1"/>
      <text:p text:style-name="P1">1. If Blacks control 1$ trillion in market share it should be spent at pro black anti illuminati companies.</text:p>
      <text:p text:style-name="P1"><text:soft-page-break/>2. Without money the illuminati companies die. The evil empire they rule dies. Governments and corporations alike cannot exist without money. Without money they lose power and influence.</text:p>
      <text:p text:style-name="P1">3. Priority should be for African Americans to reject non-profit creation and build for profit companies.</text:p>
      <text:p text:style-name="P1">4. You go to college not for "a job" but to be around people who share the same pursuit of wealth and power as you.</text:p>
      <text:p text:style-name="P1">5. You leave school with the ability to secure a job and then use that school knowledge plus work experience to build your own company.</text:p>
      <text:p text:style-name="P1"/>
      <text:p text:style-name="P1">6. The purpose of owning a company is not wealth, it is to deprive the illuminati from ruling everything and controlling people through economics. By illuminati I mean interconnected dynastic bloodlines the freemasons serve. freemasons being sycophantic opportunists who work for the kings and their makers for increased access to funding and opportunity. In old times masons were the people who served kings and built stone castles but they were never rulers themselves. They were ninety-nine percenters who essentially sold out.</text:p>
      <text:p text:style-name="P1"/>
      <text:p text:style-name="P1"/>
      <text:p text:style-name="P1">Conclusion:</text:p>
      <text:p text:style-name="P1"/>
      <text:p text:style-name="P1">The better you understand the problem the clearer the solution is. </text:p>
      <text:p text:style-name="P1">The media is giving false solutions to African Americans and sellouts are acting as political blackface.</text:p>
      <text:p text:style-name="P1">Freedom is the tools that build wealth. </text:p>
      <text:p text:style-name="P1">Without freedom money means nothing.</text:p>
      <text:p text:style-name="P1"/>
      <text:p text:style-name="P1">Until they express a deep profound understanding of freedom I will never trust or support anything they say or promote. </text:p>
      <text:p text:style-name="P1"/>
      <text:p text:style-name="P1">They use claims of how to make money to lure people to their doom is their tactic and they advertise it as solutions. If a person understood that all jobs exist only to solve a "problem" and that any good or service must state what problem it solves then it is either a scam or gimmick. </text:p>
      <text:p text:style-name="P1"/>
      <text:p text:style-name="P1">These are clearly not serious people. The put little thought and much effort into trivial projects. What problems are they aiming to solve? How? Why? Are these the truly important issues or are we being fed recycled content (churn) to distract us from matters of real importanc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7T14:32:38.60</meta:creation-date>
    <meta:document-statistic meta:table-count="0" meta:image-count="0" meta:object-count="0" meta:page-count="3" meta:paragraph-count="52" meta:word-count="1419" meta:character-count="8347"/>
    <dc:date>2025-09-07T15:28:07.59</dc:date>
    <dc:creator>Joseph Malone</dc:creator>
    <meta:editing-duration>PT40M28S</meta:editing-duration>
    <meta:editing-cycles>1</meta:editing-cycles>
    <meta:generator>OpenOffice/4.1.15$Win32 OpenOffice.org_project/4115m2$Build-9813</meta:generator>
  </office:meta>
</office:document-meta>
</file>